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1DC50000277CFB5B8868.svm"/>
  <manifest:file-entry manifest:media-type="" manifest:full-path="Pictures/2000011C00004A3B000025A8986F9ED1.svm"/>
  <manifest:file-entry manifest:media-type="" manifest:full-path="Pictures/20000007000024B20000307A312F61D1.svm"/>
  <manifest:file-entry manifest:media-type="" manifest:full-path="Pictures/200000C800003B6200001F68262E273B.svm"/>
  <manifest:file-entry manifest:media-type="" manifest:full-path="Pictures/2000004C0000264D00000EDFA1F63C6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subtitle">
      <style:graphic-properties draw:fill-color="#ffffff" fo:min-height="17.523cm"/>
    </style:style>
    <style:style style:name="pr2" style:family="presentation" style:parent-style-name="lyt-cool-notes">
      <style:graphic-properties draw:fill-color="#ffffff" draw:auto-grow-height="true" fo:min-height="11.409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text-properties fo:font-family="'Adobe 고딕 Std B'" style:font-family-generic="swiss" style:font-pitch="variable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font-size="30pt" style:font-size-asian="30pt" style:font-size-complex="30pt"/>
    </style:style>
    <style:style style:name="P5" style:family="paragraph">
      <style:paragraph-properties fo:line-height="150%"/>
      <style:text-properties fo:font-family="SunGulim" fo:font-size="30pt" fo:font-weight="normal" style:font-family-asian="SunGulim" style:font-size-asian="30pt" style:font-weight-asian="normal" style:font-size-complex="30pt" style:font-weight-complex="normal"/>
    </style:style>
    <style:style style:name="P6" style:family="paragraph">
      <style:paragraph-properties fo:line-height="150%"/>
      <style:text-properties fo:font-family="Sungulim" fo:font-size="30pt" fo:font-weight="normal" style:font-family-asian="Sungulim" style:font-size-asian="30pt" style:font-weight-asian="normal" style:font-size-complex="30pt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line-height="150%"/>
      <style:text-properties fo:font-family="SunGulim" fo:font-size="30pt" style:font-family-asian="SunGulim" style:font-size-asian="30pt" style:font-size-complex="30pt"/>
    </style:style>
    <style:style style:name="P9" style:family="paragraph">
      <style:paragraph-properties fo:line-height="150%"/>
      <style:text-properties fo:font-family="Sungulim" fo:font-size="30pt" style:font-family-asian="Sungulim" style:font-size-asian="30pt" style:font-size-complex="30pt"/>
    </style:style>
    <style:style style:name="T1" style:family="text">
      <style:text-properties fo:font-family="'Adobe 고딕 Std B'" style:font-family-generic="swiss" style:font-pitch="variable" fo:font-size="70pt" fo:font-weight="normal" style:font-size-asian="70pt" style:font-weight-asian="normal" style:font-size-complex="70pt" style:font-weight-complex="normal"/>
    </style:style>
    <style:style style:name="T2" style:family="text">
      <style:text-properties fo:font-family="'Adobe 고딕 Std B'" style:font-family-generic="swiss" style:font-pitch="variable" fo:font-weight="normal" style:font-weight-asian="normal" style:font-weight-complex="normal"/>
    </style:style>
    <style:style style:name="T3" style:family="text">
      <style:text-properties fo:font-family="'Adobe 고딕 Std B'" style:font-family-generic="swiss" style:font-pitch="variable"/>
    </style:style>
    <style:style style:name="T4" style:family="text">
      <style:text-properties fo:font-family="'Adobe 고딕 Std B'" style:font-family-generic="swiss" style:font-pitch="variable" fo:font-size="30pt" style:font-size-asian="30pt" style:font-size-complex="30pt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family="SunGulim" fo:font-size="30pt" fo:font-weight="normal" style:font-family-asian="SunGulim" style:font-size-asian="30pt" style:font-weight-asian="normal" style:font-size-complex="30pt" style:font-weight-complex="normal"/>
    </style:style>
    <style:style style:name="T8" style:family="text">
      <style:text-properties fo:font-family="SunGulim" fo:font-size="30pt" fo:font-weight="normal" style:font-family-asian="SunGulim" style:font-size-asian="30pt" style:language-asian="en" style:country-asian="US" style:font-style-asian="normal" style:font-weight-asian="normal" style:font-size-complex="30pt" style:font-weight-complex="normal"/>
    </style:style>
    <style:style style:name="T9" style:family="text">
      <style:text-properties fo:font-family="SunGulim" fo:font-size="30pt" fo:language="en" fo:country="US" fo:font-style="normal" fo:font-weight="normal" style:font-family-asian="SunGulim" style:font-size-asian="30pt" style:language-asian="en" style:country-asian="US" style:font-style-asian="normal" style:font-weight-asian="normal" style:font-size-complex="30pt" style:font-weight-complex="normal"/>
    </style:style>
    <style:style style:name="T10" style:family="text">
      <style:text-properties fo:font-family="SunGulim" fo:font-size="30pt" fo:language="en" fo:country="US" fo:font-style="normal" fo:font-weight="normal" style:font-family-asian="SunGulim" style:font-size-asian="30pt" style:language-asian="ko" style:country-asian="KR" style:font-weight-asian="normal" style:font-size-complex="30pt" style:font-weight-complex="normal"/>
    </style:style>
    <style:style style:name="T11" style:family="text">
      <style:text-properties fo:font-family="Sungulim" fo:font-size="30pt" fo:font-weight="normal" style:font-family-asian="Sungulim" style:font-size-asian="30pt" style:font-weight-asian="normal" style:font-size-complex="30pt" style:font-weight-complex="normal"/>
    </style:style>
    <style:style style:name="T12" style:family="text">
      <style:text-properties fo:font-family="SunGulim" fo:font-size="30pt" style:font-family-asian="SunGulim" style:font-size-asian="30pt" style:font-size-complex="30pt"/>
    </style:style>
    <style:style style:name="T13" style:family="text">
      <style:text-properties fo:font-family="SunGulim" fo:font-size="30pt" fo:language="en" fo:country="US" style:font-family-asian="SunGulim" style:font-size-asian="30pt" style:font-size-complex="30pt"/>
    </style:style>
    <style:style style:name="T14" style:family="text">
      <style:text-properties fo:font-family="Sungulim" fo:font-size="30pt" style:font-family-asian="Sungulim" style:font-size-asian="30pt" style:font-size-complex="30pt"/>
    </style:style>
    <style:style style:name="T15" style:family="text">
      <style:text-properties fo:font-family="Sungulim" fo:font-size="30pt" fo:language="en" fo:country="US" style:font-family-asian="Sungulim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text-style-name="P1" draw:layer="layout" svg:width="23.911cm" svg:height="17.523cm" svg:x="2.089cm" svg:y="1.5cm" presentation:class="subtitle" presentation:user-transformed="true">
          <draw:text-box>
            <text:p><text:span text:style-name="T1">Coin Pang Proposal</text:span></text:p>
            <text:p><text:span text:style-name="T2">Microprocessor Application Design Term Project</text:span></text:p>
            <text:p><text:span text:style-name="T3"/></text:p>
            <text:p><text:span text:style-name="T4">2012-11-22</text:span></text:p>
            <text:p><text:span text:style-name="T4">Team : MO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5">Content</text:span></text:p>
          </draw:text-box>
        </draw:frame>
        <draw:frame presentation:style-name="pr4" draw:text-style-name="P4" draw:layer="layout" svg:width="23.911cm" svg:height="13.97cm" svg:x="2.058cm" svg:y="5.838cm" presentation:class="outline" presentation:user-transformed="true">
          <draw:text-box>
            <text:list text:style-name="L3">
              <text:list-header>
                <text:p text:style-name="P3"><text:span text:style-name="T6">1. </text:span><text:span text:style-name="T6">프로젝트 팀 구성</text:span></text:p>
                <text:p text:style-name="P3"><text:span text:style-name="T6">2. </text:span><text:span text:style-name="T6">개발 목표</text:span></text:p>
                <text:p text:style-name="P3"><text:span text:style-name="T6">3. </text:span><text:span text:style-name="T6">개발 내용</text:span></text:p>
                <text:p text:style-name="P3"><text:span text:style-name="T6">4. </text:span><text:span text:style-name="T6">제약 사항</text:span></text:p>
                <text:p text:style-name="P3"><text:span text:style-name="T6">5. </text:span><text:span text:style-name="T6">문제점 및 극복 방안</text:span></text:p>
                <text:p text:style-name="P3"><text:span text:style-name="T6">6. S/W </text:span><text:span text:style-name="T6">구조도</text:span></text:p>
                <text:p text:style-name="P3"><text:span text:style-name="T6">7. H/W </text:span><text:span text:style-name="T6">구조도</text:span></text:p>
                <text:p text:style-name="P3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5">1. </text:span><text:span text:style-name="T5">프로젝트 팀 구성</text:span></text:p>
          </draw:text-box>
        </draw:frame>
        <draw:frame presentation:style-name="pr4" draw:text-style-name="P4" draw:layer="layout" svg:width="23.911cm" svg:height="13.229cm" svg:x="2.058cm" svg:y="5.838cm" presentation:class="outline">
          <draw:text-box>
            <text:list text:style-name="L3">
              <text:list-header>
                <text:p text:style-name="P3"><text:span text:style-name="T6">Team : MOL(Microprocessor of Legend)</text:span></text:p>
                <text:p text:style-name="P3"><text:span text:style-name="T6"/></text:p>
                <text:p text:style-name="P3"><text:span text:style-name="T6">Member : </text:span><text:span text:style-name="T6">컴퓨터공학과</text:span></text:p>
                <text:p text:style-name="P3"><text:span text:style-name="T6"><text:s text:c="14"/></text:span><text:span text:style-name="T6">0892009 </text:span><text:span text:style-name="T6">김태훈</text:span><text:span text:style-name="T6">(taehoonkim)</text:span></text:p>
                <text:p text:style-name="P3"><text:span text:style-name="T6"><text:s text:c="14"/></text:span><text:span text:style-name="T6">0892043 </text:span><text:span text:style-name="T6">한동희</text:span><text:span text:style-name="T6">(handonghee)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5">2. </text:span><text:span text:style-name="T5">개발 목표</text:span></text:p>
          </draw:text-box>
        </draw:frame>
        <draw:frame presentation:style-name="pr4" draw:text-style-name="P5" draw:layer="layout" svg:width="23.911cm" svg:height="13.229cm" svg:x="2.058cm" svg:y="5.838cm" presentation:class="outline">
          <draw:text-box>
            <text:p text:style-name="P3"><text:span text:style-name="T7"><text:s text:c="2"/></text:span><text:span text:style-name="T7">- C</text:span><text:span text:style-name="T8">언어를 이용하여 임베디드 소프트웨어 개발 </text:span></text:p>
            <text:p text:style-name="P3"><text:span text:style-name="T9"><text:s text:c="2"/></text:span><text:span text:style-name="T9">- </text:span><text:span text:style-name="T10">Nintendo Ds</text:span><text:span text:style-name="T8">를 이용</text:span><text:span text:style-name="T7">한 프로그램 개발</text:span></text:p>
            <text:p text:style-name="P3"><text:span text:style-name="T7"><text:s text:c="2"/></text:span><text:span text:style-name="T7">- </text:span><text:span text:style-name="T7">팀 프로젝트를 통해 팀원으로서의 역할을 수행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5">3. </text:span><text:span text:style-name="T5">개발 내용</text:span></text:p>
          </draw:text-box>
        </draw:frame>
        <draw:frame presentation:style-name="pr4" draw:text-style-name="P6" draw:layer="layout" svg:width="23.911cm" svg:height="13.229cm" svg:x="2.058cm" svg:y="5.838cm" presentation:class="outline">
          <draw:text-box>
            <text:p text:style-name="P3"><text:span text:style-name="T11"><text:s text:c="2"/></text:span><text:span text:style-name="T11">- </text:span><text:span text:style-name="T11">스마트폰에서 인기 있는 게임 중 하나 선택</text:span></text:p>
            <text:p text:style-name="P3"><text:span text:style-name="T11"><text:s text:c="2"/></text:span><text:span text:style-name="T11">- </text:span><text:span text:style-name="T11">팡으로 끝나는 게임이 주를 이루고 있음</text:span></text:p>
            <text:p text:style-name="P3"><text:span text:style-name="T11"><text:s text:c="2"/></text:span><text:span text:style-name="T11">- </text:span><text:span text:style-name="T11">인터페이스가 직관적이고 플레이 </text:span></text:p>
            <text:p text:style-name="P3"><text:span text:style-name="T11"><text:s text:c="5"/></text:span><text:span text:style-name="T11">방법이 쉬움</text:span></text:p>
            <text:p text:style-name="P3"><text:span text:style-name="T11"><text:s text:c="2"/></text:span><text:span text:style-name="T11">- </text:span><text:span text:style-name="T11">기존 게임 인터페이스를 수정한 </text:span></text:p>
            <text:p text:style-name="P3"><text:span text:style-name="T11"><text:s text:c="5"/></text:span><text:span text:style-name="T11">게임을 개발</text:span></text:p>
          </draw:text-box>
        </draw:frame>
        <draw:frame draw:style-name="gr2" draw:text-style-name="P7" draw:layer="layout" svg:width="7.62cm" svg:height="10.107cm" svg:x="19.5cm" svg:y="9.5cm">
          <draw:image xlink:href="Pictures/2000000900001DC50000277CFB5B8868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5">4. </text:span><text:span text:style-name="T5">제약사항</text:span></text:p>
          </draw:text-box>
        </draw:frame>
        <draw:frame presentation:style-name="pr4" draw:text-style-name="P8" draw:layer="layout" svg:width="23.911cm" svg:height="13.229cm" svg:x="2.058cm" svg:y="5.838cm" presentation:class="outline" presentation:user-transformed="true">
          <draw:text-box>
            <text:p text:style-name="P3"><text:span text:style-name="T12"><text:s text:c="2"/></text:span><text:span text:style-name="T12">- </text:span><text:span text:style-name="T12">게임 제한시간 </text:span><text:span text:style-name="T13">1</text:span><text:span text:style-name="T12">분</text:span></text:p>
            <text:p text:style-name="P3"><text:span text:style-name="T12"><text:s text:c="2"/></text:span><text:span text:style-name="T12">- 3</text:span><text:span text:style-name="T12">개 이상의 동전이 붙어있을 때 터뜨려야 터짐</text:span></text:p>
            <text:p text:style-name="P3"><text:span text:style-name="T12"><text:s text:c="2"/></text:span><text:span text:style-name="T12">- </text:span><text:span text:style-name="T12">콤보 도중 </text:span><text:span text:style-name="T13">3</text:span><text:span text:style-name="T12">개 미만인 곳을 터치하면 초기화</text:span></text:p>
            <text:p text:style-name="P3"><text:span text:style-name="T12"><text:s text:c="2"/></text:span><text:span text:style-name="T12">- </text:span><text:span text:style-name="T12">필드의 크기는 </text:span><text:span text:style-name="T13">7×7</text:span></text:p>
            <text:p text:style-name="P3"><text:span text:style-name="T12"><text:s text:c="2"/></text:span><text:span text:style-name="T12">- </text:span><text:span text:style-name="T12">동전은 </text:span><text:span text:style-name="T13">4</text:span><text:span text:style-name="T12">가지 종류로 설정한다</text:span><text:span text:style-name="T13">. </text:span></text:p>
            <text:p text:style-name="P3"><text:span text:style-name="T13"><text:s text:c="5"/></text:span><text:span text:style-name="T13">(</text:span><text:span text:style-name="T12">빨강 노랑 초록 파랑</text:span><text:span text:style-name="T13">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5">5. </text:span><text:span text:style-name="T5">문제점 및 극복 방안</text:span></text:p>
          </draw:text-box>
        </draw:frame>
        <draw:frame presentation:style-name="pr4" draw:text-style-name="P9" draw:layer="layout" svg:width="23.911cm" svg:height="15.185cm" svg:x="2.058cm" svg:y="5.838cm" presentation:class="outline" presentation:user-transformed="true">
          <draw:text-box>
            <text:p text:style-name="P3"><text:span text:style-name="T14">- </text:span><text:span text:style-name="T14">닌텐도 </text:span><text:span text:style-name="T15">DS</text:span><text:span text:style-name="T14">에 관련된 </text:span><text:span text:style-name="T15">API </text:span><text:span text:style-name="T14">정보들이 부족</text:span></text:p>
            <text:p text:style-name="P3"><text:span text:style-name="T14"><text:s text:c="5"/>→ </text:span><text:span text:style-name="T14">필요한 메서드를 직접 헤더 형태로 구현하</text:span></text:p>
            <text:p text:style-name="P3"><text:span text:style-name="T14"><text:s text:c="9"/></text:span><text:span text:style-name="T14">거나 인터넷 및 서적 참고</text:span></text:p>
            <text:p text:style-name="P3"><text:span text:style-name="T14">- </text:span><text:span text:style-name="T14">화려한 그래픽을 구현하는데 어려움</text:span></text:p>
            <text:p text:style-name="P3"><text:span text:style-name="T14"><text:s text:c="5"/>→ </text:span><text:span text:style-name="T14">직접 그리거나 온라인상 이미지 사용</text:span></text:p>
            <text:p text:style-name="P3"><text:span text:style-name="T14">- </text:span><text:span text:style-name="T14">디버그 불가능</text:span></text:p>
            <text:p text:style-name="P3"><text:span text:style-name="T14"><text:s text:c="5"/>→ </text:span><text:span text:style-name="T14">에뮬레이터에서 제공하는 디버거를 사용하</text:span></text:p>
            <text:p text:style-name="P3"><text:span text:style-name="T14"><text:s text:c="9"/></text:span><text:span text:style-name="T14">거나 직접 모니터링하여 해결한다</text:span><text:span text:style-name="T15">.</text:span></text:p>
            <text:p><text:span text:style-name="T14"/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3" draw:text-style-name="P2" draw:layer="layout" svg:width="23.911cm" svg:height="3.506cm" svg:x="2.058cm" svg:y="1.543cm" presentation:class="title">
          <draw:text-box>
            <text:p><text:span text:style-name="T5">6. S/W </text:span><text:span text:style-name="T5">구조도</text:span><text:span text:style-name="T5">(Main)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draw:frame draw:style-name="gr2" draw:text-style-name="P7" draw:layer="layout" svg:width="26.613cm" svg:height="13.5cm" svg:x="1.118cm" svg:y="5cm">
          <draw:image xlink:href="Pictures/2000011C00004A3B000025A8986F9ED1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<text:span text:style-name="T5">6. S/W </text:span><text:span text:style-name="T5">구조도</text:span><text:span text:style-name="T5">(Play)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draw:frame draw:style-name="gr2" draw:text-style-name="P7" draw:layer="layout" svg:width="19.883cm" svg:height="10.515cm" svg:x="4.617cm" svg:y="7.485cm">
          <draw:image xlink:href="Pictures/200000C800003B6200001F68262E273B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 presentation:user-transformed="true">
          <draw:text-box>
            <text:p><text:span text:style-name="T5">6. S/W </text:span><text:span text:style-name="T5">구조도</text:span><text:span text:style-name="T5">(Key)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draw:frame draw:style-name="gr2" draw:text-style-name="P7" draw:layer="layout" svg:width="15.193cm" svg:height="5.898cm" svg:x="6.5cm" svg:y="8.602cm">
          <draw:image xlink:href="Pictures/2000004C0000264D00000EDFA1F63C62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<text:span text:style-name="T5">7. H/W </text:span><text:span text:style-name="T5">구조도</text:span>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draw:frame draw:style-name="gr2" draw:text-style-name="P7" draw:layer="layout" svg:width="11.156cm" svg:height="14.738cm" svg:x="9.344cm" svg:y="5.74cm">
          <draw:image xlink:href="Pictures/20000007000024B20000307A312F61D1.svm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font-size="12pt" fo:language="en" fo:country="US" style:language-asian="en" style:country-asian="US" style:font-size-complex="12pt"/>
    </style:style>
    <style:style style:name="Footnote_20_Symbol" style:display-name="Foot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Endnote_20_Symbol" style:display-name="Endnote Symbo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24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2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ko" style:country-asian="KR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ko" style:country-asian="KR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SunGulim" style:font-family-generic="roman" style:font-pitch="variable" fo:font-size="24pt" fo:font-style="normal" fo:text-shadow="none" style:text-underline-style="none" fo:font-weight="normal" style:font-family-asian="SunGulim" style:font-pitch-asian="variable" style:font-size-asian="24pt" style:language-asian="ko" style:country-asian="KR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SunGulim" style:font-style-name="Standard" style:font-family-generic="swiss" style:font-pitch="variable" fo:font-size="24pt" fo:font-style="normal" fo:text-shadow="none" style:text-underline-style="none" fo:font-weight="normal" style:font-family-asian="SunGulim" style:font-pitch-asian="variable" style:font-size-asian="32pt" style:language-asian="ko" style:country-asian="KR" style:font-style-asian="normal" style:font-weight-asian="normal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 style:font-size-asian="28pt" style:language-asian="ko" style:country-asian="KR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 style:font-size-asian="24pt" style:language-asian="ko" style:country-asian="KR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SunGulim" style:font-family-generic="roman" style:font-pitch="variable" fo:font-size="24pt" fo:font-style="normal" fo:text-shadow="none" style:text-underline-style="none" fo:font-weight="normal" style:font-family-asian="SunGulim" style:font-pitch-asian="variable" style:font-size-asian="32pt" style:language-asian="ko" style:country-asian="KR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SunGulim" style:font-style-name="Fett" style:font-family-generic="swiss" style:font-pitch="variable" fo:font-size="24pt" fo:font-style="normal" fo:text-shadow="none" style:text-underline-style="none" fo:font-weight="bold" style:font-family-asian="SunGulim" style:font-pitch-asian="variable" style:font-size-asian="44pt" style:language-asian="ko" style:country-asian="KR" style:font-style-asian="normal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lyt-cool-notes" style:list-style-name="ML1">
      <style:graphic-properties draw:stroke="none" draw:fill="none" draw:fill-color="#ffffff" draw:auto-grow-height="false" fo:min-height="11.4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Mpr6" draw:text-style-name="MP5" draw:layer="backgroundobjects" svg:width="14.517cm" svg:height="11.409cm" svg:x="3.249cm" svg:y="14.13cm" presentation:class="notes">
          <draw:text-box draw:corner-radius="3107.312cm">
            <text:p text:style-name="MP5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1-21T20:23:26.68</meta:creation-date>
    <meta:editing-duration>PT38M29S</meta:editing-duration>
    <meta:editing-cycles>2</meta:editing-cycles>
    <meta:generator>OpenOffice.org/3.3$Win32 OpenOffice.org_project/330m20$Build-9567</meta:generator>
    <meta:initial-creator>Taehoon Kim</meta:initial-creator>
    <dc:date>2012-11-21T21:01:56.01</dc:date>
    <dc:creator>Taehoon Kim</dc:creator>
    <meta:document-statistic meta:object-count="77"/>
  </office:meta>
</office:document-meta>
</file>